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0.00pt" fo:font-weight="normal" fo:font-family="Arial" style:font-family-asian="Arial" style:font-family-complex="Arial" fo:background-color="#ffff00" style:use-window-font-color="true"/>
    </style:style>
    <style:style style:name="T4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00pt" fo:font-weight="normal" fo:font-family="Arial" style:font-family-asian="Arial" style:font-family-complex="Arial" fo:background-color="#ffff00" style:use-window-font-color="true"/>
    </style:style>
    <style:style style:name="T4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0.00pt" fo:font-weight="normal" fo:font-family="Arial" style:font-family-asian="Arial" style:font-family-complex="Arial" fo:background-color="#ffff00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0.00pt" fo:font-weight="normal" fo:font-family="Arial" style:font-family-asian="Arial" style:font-family-complex="Arial" fo:background-color="#ffff00" style:use-window-font-color="true"/>
    </style:style>
    <style:style style:name="T6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0.00pt" fo:font-weight="normal" fo:font-family="Arial" style:font-family-asian="Arial" style:font-family-complex="Arial" fo:background-color="#ffff00" style:use-window-font-color="true"/>
    </style:style>
    <style:style style:name="T6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left="35.45pt" fo:text-indent="0.00pt" fo:margin-bottom="6.00pt"/>
    </style:style>
    <style:style style:name="P3" style:family="paragraph">
      <style:paragraph-properties fo:line-height="100.00%" fo:text-align="right" fo:margin-left="3.75pt" fo:text-indent="-3.75pt">
        <style:tab-stops>
          <style:tab-stop style:position="438.85pt" style:type="center"/>
        </style:tab-stops>
      </style:paragraph-properties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432.35pt"/>
        </style:tab-stops>
      </style:paragraph-properties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justify" fo:margin-left="2.75pt" fo:text-indent="-2.75pt">
        <style:tab-stops>
          <style:tab-stop style:position="432.35pt"/>
        </style:tab-stops>
      </style:paragraph-properties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right" fo:margin-left="3.75pt" fo:text-indent="-3.75pt">
        <style:tab-stops>
          <style:tab-stop style:position="438.85pt" style:type="center"/>
        </style:tab-stops>
      </style:paragraph-properties>
    </style:style>
    <style:style style:name="P9" style:family="paragraph">
      <style:paragraph-properties fo:line-height="100.00%" fo:text-align="right" fo:margin-left="3.75pt" fo:text-indent="-3.75pt">
        <style:tab-stops>
          <style:tab-stop style:position="438.85pt" style:type="center"/>
        </style:tab-stops>
      </style:paragraph-properties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justify" fo:margin-left="2.75pt" fo:text-indent="-2.75pt">
        <style:tab-stops>
          <style:tab-stop style:position="432.35pt"/>
        </style:tab-stops>
      </style:paragraph-properties>
    </style:style>
    <style:style style:name="P12" style:family="paragraph">
      <style:paragraph-properties fo:line-height="100.00%" fo:text-align="justify"/>
    </style:style>
    <style:style style:name="P13" style:family="paragraph">
      <style:paragraph-properties fo:line-height="100.00%" fo:text-align="justify" fo:margin-left="2.75pt" fo:text-indent="-2.75pt">
        <style:tab-stops>
          <style:tab-stop style:position="432.35pt"/>
        </style:tab-stops>
      </style:paragraph-properties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right" fo:margin-left="3.75pt" fo:text-indent="-3.75pt">
        <style:tab-stops>
          <style:tab-stop style:position="438.85pt" style:type="center"/>
        </style:tab-stops>
      </style:paragraph-properties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00.00%" fo:text-align="right" fo:margin-left="3.75pt" fo:text-indent="-3.75pt">
        <style:tab-stops>
          <style:tab-stop style:position="438.85pt" style:type="center"/>
        </style:tab-stops>
      </style:paragraph-properties>
    </style:style>
    <style:style style:name="P18" style:family="paragraph">
      <style:paragraph-properties fo:line-height="100.00%" fo:text-align="justify"/>
    </style:style>
    <style:style style:name="P19" style:family="paragraph">
      <style:paragraph-properties fo:line-height="100.00%" fo:text-align="right" fo:margin-left="3.75pt" fo:text-indent="-3.75pt">
        <style:tab-stops>
          <style:tab-stop style:position="438.85pt" style:type="center"/>
        </style:tab-stops>
      </style:paragraph-properties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432.35pt"/>
        </style:tab-stops>
      </style:paragraph-properties>
    </style:style>
    <style:style style:name="P21" style:family="paragraph">
      <style:paragraph-properties fo:line-height="100.00%" fo:text-align="justify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432.35pt"/>
        </style:tab-stops>
      </style:paragraph-properties>
    </style:style>
    <style:style style:name="P23" style:family="paragraph">
      <style:paragraph-properties fo:line-height="100.00%" fo:text-align="justify"/>
    </style:style>
    <style:style style:name="P24" style:family="paragraph">
      <style:paragraph-properties fo:line-height="100.00%" fo:text-align="right" fo:margin-left="3.75pt" fo:text-indent="-3.75pt">
        <style:tab-stops>
          <style:tab-stop style:position="438.85pt" style:type="center"/>
        </style:tab-stops>
      </style:paragraph-properties>
    </style:style>
    <style:style style:name="P25" style:family="paragraph">
      <style:paragraph-properties fo:line-height="100.00%" fo:text-align="justify"/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432.35pt"/>
        </style:tab-stops>
      </style:paragraph-properties>
    </style:style>
    <style:style style:name="P27" style:family="paragraph">
      <style:paragraph-properties fo:line-height="100.00%" fo:text-align="justify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432.35pt"/>
        </style:tab-stops>
      </style:paragraph-properties>
    </style:style>
    <style:style style:name="P29" style:family="paragraph">
      <style:paragraph-properties fo:line-height="100.00%" fo:text-align="justify"/>
    </style:style>
    <style:style style:name="P30" style:family="paragraph">
      <style:paragraph-properties fo:line-height="100.00%" fo:text-align="right" fo:margin-left="3.75pt" fo:text-indent="-3.75pt">
        <style:tab-stops>
          <style:tab-stop style:position="438.85pt" style:type="center"/>
        </style:tab-stops>
      </style:paragraph-properties>
    </style:style>
    <style:style style:name="P31" style:family="paragraph">
      <style:paragraph-properties fo:line-height="100.00%" fo:text-align="justify"/>
    </style:style>
    <style:style style:name="P32" style:family="paragraph">
      <style:paragraph-properties fo:line-height="100.00%" fo:text-align="right" fo:margin-left="3.75pt" fo:text-indent="-3.75pt">
        <style:tab-stops>
          <style:tab-stop style:position="438.85pt" style:type="center"/>
        </style:tab-stops>
      </style:paragraph-properties>
    </style:style>
    <style:style style:name="P33" style:family="paragraph">
      <style:paragraph-properties fo:line-height="100.00%" fo:text-align="justify" fo:margin-left="2.75pt" fo:text-indent="-2.75pt">
        <style:tab-stops>
          <style:tab-stop style:position="432.35pt"/>
        </style:tab-stops>
      </style:paragraph-properties>
    </style:style>
    <style:style style:name="P34" style:family="paragraph">
      <style:paragraph-properties fo:line-height="100.00%" fo:text-align="justify"/>
    </style:style>
    <style:style style:name="P35" style:family="paragraph">
      <style:paragraph-properties fo:line-height="100.00%" fo:text-align="justify" fo:margin-left="2.75pt" fo:text-indent="-2.75pt">
        <style:tab-stops>
          <style:tab-stop style:position="432.35pt"/>
        </style:tab-stops>
      </style:paragraph-properties>
    </style:style>
    <style:style style:name="P36" style:family="paragraph">
      <style:paragraph-properties fo:line-height="100.00%" fo:text-align="justify"/>
    </style:style>
    <style:style style:name="P37" style:family="paragraph">
      <style:paragraph-properties fo:line-height="100.00%" fo:text-align="right" fo:margin-left="3.75pt" fo:text-indent="-3.75pt">
        <style:tab-stops>
          <style:tab-stop style:position="438.85pt" style:type="center"/>
        </style:tab-stops>
      </style:paragraph-properties>
    </style:style>
    <style:style style:name="P38" style:family="paragraph">
      <style:paragraph-properties fo:line-height="100.00%" fo:text-align="justify"/>
    </style:style>
    <style:style style:name="P39" style:family="paragraph">
      <style:paragraph-properties fo:line-height="100.00%" fo:text-align="justify" fo:margin-bottom="6.00pt"/>
    </style:style>
    <style:style style:name="P40" style:family="paragraph">
      <style:paragraph-properties fo:line-height="100.00%" fo:text-align="left" fo:margin-left="35.35pt" fo:text-indent="-14.15p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35.35pt" fo:text-indent="-14.15pt"/>
    </style:style>
    <style:style style:name="P43" style:family="paragraph">
      <style:paragraph-properties fo:line-height="100.00%" fo:text-align="left" fo:margin-left="-0.10pt" fo:text-indent="-14.15pt" fo:margin-bottom="14.15pt"/>
    </style:style>
    <style:style style:name="P44" style:family="paragraph">
      <style:paragraph-properties fo:line-height="100.00%" fo:text-align="justify" fo:margin-left="-0.10pt" fo:text-indent="-14.15pt" fo:margin-bottom="6.00pt"/>
    </style:style>
    <style:style style:name="P45" style:family="paragraph">
      <style:paragraph-properties fo:line-height="100.00%" fo:text-align="justify" fo:margin-left="35.35pt" fo:text-indent="-14.15pt" fo:margin-bottom="6.00pt"/>
    </style:style>
    <style:style style:name="P46" style:family="paragraph">
      <style:paragraph-properties fo:line-height="100.00%" fo:text-align="justify" fo:margin-left="-0.10pt" fo:text-indent="-14.15pt" fo:margin-bottom="6.00pt"/>
    </style:style>
    <style:style style:name="P47" style:family="paragraph">
      <style:paragraph-properties fo:line-height="100.00%" fo:text-align="left" fo:margin-left="35.35pt" fo:text-indent="-14.15pt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bottom="6.00pt"/>
    </style:style>
    <style:style style:name="P50" style:family="paragraph">
      <style:paragraph-properties fo:line-height="100.00%" fo:text-align="left" fo:margin-left="35.35pt" fo:text-indent="-14.15pt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35.35pt" fo:text-indent="-14.15pt"/>
    </style:style>
    <style:style style:name="P53" style:family="paragraph">
      <style:paragraph-properties fo:line-height="100.00%" fo:text-align="left" fo:margin-left="35.35pt" fo:text-indent="-14.15pt" fo:margin-bottom="14.15pt"/>
    </style:style>
    <style:style style:name="P54" style:family="paragraph">
      <style:paragraph-properties fo:line-height="100.00%" fo:text-align="left" fo:margin-bottom="14.15pt"/>
    </style:style>
    <style:style style:name="P55" style:family="paragraph">
      <style:paragraph-properties fo:line-height="100.00%" fo:text-align="left" fo:margin-left="35.45pt" fo:text-indent="0.00pt" fo:margin-bottom="14.15pt"/>
    </style:style>
    <style:style style:name="P56" style:family="paragraph">
      <style:paragraph-properties fo:line-height="100.00%" fo:text-align="left" fo:margin-bottom="6.00pt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bottom="14.15pt"/>
    </style:style>
    <style:style style:name="P59" style:family="paragraph">
      <style:paragraph-properties fo:line-height="100.00%" fo:text-align="left" fo:margin-left="-0.10pt" fo:text-indent="-14.15pt" fo:margin-bottom="6.00pt"/>
    </style:style>
    <style:style style:name="P60" style:family="paragraph">
      <style:paragraph-properties fo:line-height="100.00%" fo:text-align="left" fo:margin-left="35.35pt" fo:text-indent="-14.15pt"/>
    </style:style>
    <style:style style:name="P61" style:family="paragraph">
      <style:paragraph-properties fo:line-height="100.00%" fo:text-align="left" fo:margin-bottom="14.15pt"/>
    </style:style>
    <style:style style:name="P62" style:family="paragraph">
      <style:paragraph-properties fo:line-height="100.00%" fo:text-align="left" fo:margin-left="-0.10pt" fo:text-indent="-14.15pt"/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bottom="14.15pt"/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justify"/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bottom="14.15pt"/>
    </style:style>
    <style:style style:name="P69" style:family="paragraph">
      <style:paragraph-properties fo:line-height="100.00%" fo:text-align="left" fo:margin-left="35.35pt" fo:text-indent="-14.15pt" fo:margin-bottom="6.00pt"/>
    </style:style>
    <style:style style:name="TableColumn0100" style:family="table-column">
      <style:table-column-properties style:column-width="6.147222in"/>
    </style:style>
    <style:style style:name="Table01" style:family="table">
      <style:table-properties style:width="6.147222in" fo:margin-left="0.000000in" style:writing-mode="lr" table:align="righ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52083in" fo:padding-right="0.052083in" fo:vertical-align="center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52083in" fo:padding-right="0.052083in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52083in" fo:padding-right="0.052083in" fo:vertical-align="center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52083in" fo:padding-right="0.052083in" fo:vertical-align="center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52083in" fo:padding-right="0.052083in" fo:vertical-align="center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52083in" fo:padding-right="0.052083in" fo:vertical-align="center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52083in" fo:padding-right="0.052083in" fo:vertical-align="center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52083in" fo:padding-right="0.052083in" fo:vertical-align="center" fo:background-color="#ffffff"/>
    </style:style>
    <style:style style:name="TableColumn0200" style:family="table-column">
      <style:table-column-properties style:column-width="6.043056in"/>
    </style:style>
    <style:style style:name="Table02" style:family="table">
      <style:table-properties style:width="6.043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6.043056in"/>
    </style:style>
    <style:style style:name="Table03" style:family="table">
      <style:table-properties style:width="6.04305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6.043056in"/>
    </style:style>
    <style:style style:name="Table04" style:family="table">
      <style:table-properties style:width="6.043056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500" style:family="table-column">
      <style:table-column-properties style:column-width="6.043056in"/>
    </style:style>
    <style:style style:name="Table05" style:family="table">
      <style:table-properties style:width="6.043056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600" style:family="table-column">
      <style:table-column-properties style:column-width="6.043056in"/>
    </style:style>
    <style:style style:name="Table06" style:family="table">
      <style:table-properties style:width="6.043056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REPASO EXAMEN UNIDAD 1</text:span></text:p>
      <text:p text:style-name="P1"><text:span text:style-name="T2">1-Pon un ejemplo de cada caso</text:span></text:p>
      <text:p text:style-name="P2"><text:span text:style-name="T3">a)</text:span></text:p>
      <table:table table:style-name="Table01">
        <table:table-column table:style-name="TableColumn0100"/>
        <table:table-row table:style-name="TableRow0100">
          <table:table-cell table:style-name="TableCell010000">
            <table:table table:style-name="Table02">
              <table:table-column table:style-name="TableColumn0200"/>
              <table:table-row table:style-name="TableRow0200">
                <table:table-cell table:style-name="TableCell020000">
                  <text:p text:style-name="P5"><text:span text:style-name="T5"><text:s/>Un elemento con contenido.</text:span><text:span text:style-name="T6"/></text:p>
                </table:table-cell>
              </table:table-row>
            </table:table>
            <text:p text:style-name="P7"><text:span text:style-name="T7">&lt;elemento&gt;Con contenido&lt;/elemento&gt;</text:span><text:span text:style-name="T8"/></text:p>
          </table:table-cell>
        </table:table-row>
        <table:table-row table:style-name="TableRow0101">
          <table:table-cell table:style-name="TableCell010100">
            <text:p text:style-name="P10"><text:span text:style-name="T8"/></text:p>
            <text:p text:style-name="P10"><text:span text:style-name="T9">b) </text:span></text:p>
            <table:table table:style-name="Table03">
              <table:table-column table:style-name="TableColumn0300"/>
              <table:table-row table:style-name="TableRow0300">
                <table:table-cell table:style-name="TableCell030000">
                  <text:p text:style-name="P12"><text:span text:style-name="T11">Un elemento vacio.</text:span><text:span text:style-name="T12"/></text:p>
                </table:table-cell>
              </table:table-row>
            </table:table>
            <text:p text:style-name="P14"><text:span text:style-name="T13">&lt;elemento/&gt;</text:span><text:span text:style-name="T14"/></text:p>
          </table:table-cell>
        </table:table-row>
        <table:table-row table:style-name="TableRow0102">
          <table:table-cell table:style-name="TableCell010200">
            <text:p text:style-name="P16"><text:span text:style-name="T14"/></text:p>
          </table:table-cell>
        </table:table-row>
        <table:table-row table:style-name="TableRow0103">
          <table:table-cell table:style-name="TableCell010300">
            <text:p text:style-name="P18"><text:span text:style-name="T15">c)<text:s/></text:span><text:span text:style-name="T16"/></text:p>
          </table:table-cell>
        </table:table-row>
        <table:table-row table:style-name="TableRow0104">
          <table:table-cell table:style-name="TableCell010400">
            <table:table table:style-name="Table04">
              <table:table-column table:style-name="TableColumn0400"/>
              <table:table-row table:style-name="TableRow0400">
                <table:table-cell table:style-name="TableCell040000">
                  <text:p text:style-name="P21"><text:span text:style-name="T17"><text:s/>Un elemento puede tener varios, uno o ningún atributo.<text:s/></text:span><text:span text:style-name="T18"/></text:p>
                </table:table-cell>
              </table:table-row>
            </table:table>
            <text:p text:style-name="P23"><text:span text:style-name="T19">&lt;elemento a=”c” b=”d”/&gt;</text:span><text:span text:style-name="T20"/></text:p>
          </table:table-cell>
        </table:table-row>
        <table:table-row table:style-name="TableRow0105">
          <table:table-cell table:style-name="TableCell010500">
            <text:p text:style-name="P25"><text:span text:style-name="T21">d) </text:span></text:p>
            <table:table table:style-name="Table05">
              <table:table-column table:style-name="TableColumn0500"/>
              <table:table-row table:style-name="TableRow0500">
                <table:table-cell table:style-name="TableCell050000">
                  <text:p text:style-name="P27"><text:span text:style-name="T23">Los caracteres &lt;y &amp;no pueden usarse en el texto, puesto que se usan como marcas. Si se necesitan, debe usarse &amp;lt; en vez de &lt;y &amp;amp; en lugar de &amp;</text:span><text:span text:style-name="T24"/></text:p>
                </table:table-cell>
              </table:table-row>
            </table:table>
            <text:p text:style-name="P29"><text:span text:style-name="T24"/></text:p>
            <text:p text:style-name="P29"><text:span text:style-name="T25">&lt;elemento&gt;H&amp;amp;M&lt;/elemento&gt;</text:span></text:p>
            <text:p text:style-name="P29"><text:span text:style-name="T25">&lt;elemeno1&gt;1&amp;it;2&lt;/elemento&gt;</text:span><text:span text:style-name="T26"/></text:p>
          </table:table-cell>
        </table:table-row>
        <table:table-row table:style-name="TableRow0106">
          <table:table-cell table:style-name="TableCell010600">
            <text:p text:style-name="P31"><text:span text:style-name="T27">e)</text:span><text:span text:style-name="T28"/></text:p>
          </table:table-cell>
        </table:table-row>
        <table:table-row table:style-name="TableRow0107">
          <table:table-cell table:style-name="TableCell010700">
            <table:table table:style-name="Table06">
              <table:table-column table:style-name="TableColumn0600"/>
              <table:table-row table:style-name="TableRow0600">
                <table:table-cell table:style-name="TableCell060000">
                  <text:p text:style-name="P34"><text:span text:style-name="T29">Pueden aparecer comentarios en cualquier parte de un documento, fuera de las etiquetas.<text:s/></text:span><text:span text:style-name="T30"/></text:p>
                </table:table-cell>
              </table:table-row>
            </table:table>
            <text:p text:style-name="P36"><text:span text:style-name="T31">&lt;!--comentario de texto--&gt;</text:span><text:span text:style-name="T32"/></text:p>
          </table:table-cell>
        </table:table-row>
      </table:table>
      <text:p text:style-name="P38"><text:span text:style-name="T32"/></text:p>
      <text:p text:style-name="P39"><text:span text:style-name="T33">2- El siguiente documento no está bien formado porque contiene errores. Corrige los errores (si para corregir algún error hay que inventarse una etiqueta o atributo, utilice un nombre que tenga relación con la información contenida en el documento).</text:span></text:p>
      <text:p text:style-name="P40"><text:span text:style-name="T34">&lt;?xml version="1.0" encoding="UTF-8"?&gt;</text:span></text:p>
      <text:p text:style-name="P40"><text:span text:style-name="T34"><text:s text:c="2"/>&lt;documento&gt;</text:span></text:p>
      <text:p text:style-name="P40"><text:span text:style-name="T34"><text:s text:c="2"/>&lt;autor&gt;</text:span></text:p>
      <text:p text:style-name="P40"><text:span text:style-name="T34"><text:s text:c="2"/>&lt;nombre&gt;Pedro García&lt;/nombre&gt;</text:span></text:p>
      <text:p text:style-name="P40"><text:span text:style-name="T34"><text:s text:c="2"/>&lt;fecha fecha=30/05/11&gt;</text:span></text:p>
      <text:p text:style-name="P41"><text:span text:style-name="T34"><text:tab/><text:s text:c="2"/>&lt;/autor&gt;</text:span></text:p>
      <text:p text:style-name="P42"><text:span text:style-name="T34"><text:s text:c="2"/>&lt;contenido&gt;</text:span></text:p>
      <text:p text:style-name="P42"><text:span text:style-name="T34"><text:s text:c="2"/>&lt;punto 1&gt;XML significa eXtensible Markup Languages&lt;/punto 1&gt;</text:span></text:p>
      <text:p text:style-name="P42"><text:span text:style-name="T34"><text:s text:c="2"/>&lt;/contenido&gt;</text:span></text:p>
      <text:p text:style-name="P43"><text:span text:style-name="T34"><text:s text:c="11"/>&lt;/documentos&gt;</text:span></text:p>
      <text:p text:style-name="P44"><text:span text:style-name="T35"/></text:p>
      <text:p text:style-name="P44"><text:span text:style-name="T35"/></text:p>
      <text:p text:style-name="P44"><text:span text:style-name="T35"/></text:p>
      <text:p text:style-name="P44"><text:span text:style-name="T35"/></text:p>
      <text:p text:style-name="P44"><text:span text:style-name="T35"/></text:p>
      <text:p text:style-name="P45"><text:span text:style-name="T35"/></text:p>
      <text:p text:style-name="P46"><text:span text:style-name="T36">3- El siguiente documento no está bien formado porque contiene errores. Corrige los errores (si para corregir algún error hay que inventarse una etiqueta o atributo, utilice un nombre que tenga relación con la información contenida en el documento).</text:span></text:p>
      <text:p text:style-name="P47"><text:span text:style-name="T37">&lt;persona&gt;</text:span></text:p>
      <text:p text:style-name="P47"><text:span text:style-name="T37">&lt;nombre&gt;Pepito Fernández&lt;/nombre&gt;</text:span></text:p>
      <text:p text:style-name="P47"><text:span text:style-name="T37">&lt;correo&gt;pepito.fer@example.org&lt;/correo&gt;</text:span></text:p>
      <text:p text:style-name="P47"><text:span text:style-name="T37">&lt;/persona&gt;</text:span></text:p>
      <text:p text:style-name="P47"><text:span text:style-name="T37">&lt;persona&gt;</text:span></text:p>
      <text:p text:style-name="P47"><text:span text:style-name="T37">&lt;nombre&gt;Juanita Pérez&lt;/nombre&gt;</text:span></text:p>
      <text:p text:style-name="P47"><text:span text:style-name="T37">&lt;telefonoFijo&gt;314593&lt;/telefonoFijo&gt;</text:span></text:p>
      <text:p text:style-name="P47"><text:span text:style-name="T37">&lt;/persona&gt;</text:span></text:p>
      <text:p text:style-name="P48"><text:span text:style-name="T38"/></text:p>
      <text:p text:style-name="P49"><text:span text:style-name="T39">4- Escribe el DTD que corresponde al siguiente documento<text:s text:c="2"/>(externa)</text:span></text:p>
      <text:p text:style-name="P50"><text:span text:style-name="T40">&lt;?xml version="1.0" encoding="UTF-8"?&gt;</text:span></text:p>
      <text:p text:style-name="P51"><text:span text:style-name="T40"><text:s text:c="4"/></text:span><text:span text:style-name="T41"><text:s text:c="3"/>&lt;!DOCTYPE formula1[</text:span></text:p>
      <text:p text:style-name="P51"><text:span text:style-name="T41"><text:s text:c="7"/>&lt;!ELEMENT formula1 (carrera)&gt;</text:span></text:p>
      <text:p text:style-name="P51"><text:span text:style-name="T41"><text:s text:c="7"/>&lt;!ATTLIST formula1 año CDATA #REQUIRED&gt;</text:span></text:p>
      <text:p text:style-name="P51"><text:span text:style-name="T41"><text:s text:c="7"/>&lt;!ELEMENT carrera (nombre, fecha, podium)&gt;</text:span></text:p>
      <text:p text:style-name="P51"><text:span text:style-name="T41"><text:s text:c="7"/>&lt;!ELEMENT nombre (#PCDATA)&gt;</text:span></text:p>
      <text:p text:style-name="P51"><text:span text:style-name="T41"><text:s text:c="7"/>&lt;!ELEMENT fecha ANY&gt;</text:span></text:p>
      <text:p text:style-name="P51"><text:span text:style-name="T41"><text:s text:c="7"/>&lt;!ELEMENT dia (#PCDATA)&gt;</text:span></text:p>
      <text:p text:style-name="P51"><text:span text:style-name="T41"><text:s text:c="7"/>&lt;!ELEMENT mes (#PCDATA)&gt;</text:span></text:p>
      <text:p text:style-name="P51"><text:span text:style-name="T41"><text:s text:c="7"/>&lt;!ELEMENT año (#PCDATA)&gt;</text:span></text:p>
      <text:p text:style-name="P51"><text:span text:style-name="T41"><text:s text:c="7"/>&lt;!ELEMENT podium (orden+)&gt;</text:span></text:p>
      <text:p text:style-name="P51"><text:span text:style-name="T41"><text:s text:c="7"/>&lt;!ELEMENT orden EMPTY&gt;</text:span></text:p>
      <text:p text:style-name="P51"><text:span text:style-name="T41"><text:s text:c="7"/>&lt;!ATTLIST orden n (1 | 2 | 3) #REQUIRED</text:span></text:p>
      <text:p text:style-name="P51"><text:span text:style-name="T41"><text:s text:c="7"/>nombre CDATA #REQUIRED</text:span></text:p>
      <text:p text:style-name="P51"><text:span text:style-name="T41"><text:s text:c="7"/>escuderia CDATA #IMPLIED&gt;</text:span></text:p>
      <text:p text:style-name="P51"><text:span text:style-name="T41"><text:s text:c="7"/>]&gt;</text:span></text:p>
      <text:p text:style-name="P52"><text:span text:style-name="T42">&lt;formula1 año="2011"&gt;</text:span></text:p>
      <text:p text:style-name="P52"><text:span text:style-name="T42">&lt;carrera&gt;</text:span></text:p>
      <text:p text:style-name="P52"><text:span text:style-name="T42"><text:s text:c="2"/>&lt;nombre&gt;GP de Mónaco&lt;/nombre&gt;</text:span></text:p>
      <text:p text:style-name="P52"><text:span text:style-name="T42"><text:s text:c="2"/>&lt;fecha&gt;&lt;dia&gt;29&lt;/dia&gt; de &lt;mes&gt;mayo&lt;/mes&gt; de &lt;año&gt;2011&lt;/año&gt;&lt;/fecha&gt;</text:span></text:p>
      <text:p text:style-name="P52"><text:span text:style-name="T42"><text:s text:c="2"/>&lt;podium&gt;</text:span></text:p>
      <text:p text:style-name="P52"><text:span text:style-name="T42"><text:s text:c="4"/>&lt;orden n="1" nombre="Sebastian Vettel" escuderia="ABC"/&gt;</text:span></text:p>
      <text:p text:style-name="P52"><text:span text:style-name="T42"><text:s text:c="4"/>&lt;orden n="2" nombre="Fernando Alonso" /&gt;</text:span></text:p>
      <text:p text:style-name="P52"><text:span text:style-name="T42"><text:s text:c="4"/>&lt;orden n="3" nombre="Jenson Button" /&gt;</text:span></text:p>
      <text:p text:style-name="P52"><text:span text:style-name="T42"><text:s text:c="2"/>&lt;/podium&gt;</text:span></text:p>
      <text:p text:style-name="P52"><text:span text:style-name="T42">&lt;/carrera&gt;</text:span></text:p>
      <text:p text:style-name="P53"><text:span text:style-name="T42">&lt;/formula1&gt;</text:span></text:p>
      <text:p text:style-name="P54"><text:span text:style-name="T43"><text:s text:c="3"/>5- Escribe un XML para el DTD siguiente:</text:span></text:p>
      <text:p text:style-name="P55"><text:span text:style-name="T44"><text:line-break/>&lt;!ELEMENT agenda (persona)+&gt;<text:line-break/>&lt;!ELEMENT persona (nombre, email*, relacion?)&gt;<text:line-break/>&lt;!ATTLIST persona id ID #REQUIRED&gt;<text:line-break/>&lt;!ATTLIST persona sexo (hombre | mujer) #IMPLIED&gt;<text:line-break/>&lt;!ELEMENT nombre (#PCDATA)&gt;<text:line-break/>&lt;!ELEMENT email (#PCDATA)&gt;<text:line-break/>&lt;!ELEMENT relacion EMPTY&gt;<text:line-break/>&lt;!ATTLIST relacion amigo-de IDREFS #IMPLIED enemigo-de IDREFS #IMPLIED&gt;</text:span></text:p>
      <text:p text:style-name="P55"><text:span text:style-name="T45"/></text:p>
      <text:p text:style-name="P55"><text:span text:style-name="T45"/></text:p>
      <text:p text:style-name="P55"><text:span text:style-name="T46">&lt;agenda&gt;</text:span></text:p>
      <text:p text:style-name="P55"><text:span text:style-name="T46"><text:s text:c="2"/>&lt;persona id="A1" sexo="hombre"&gt;</text:span></text:p>
      <text:p text:style-name="P55"><text:span text:style-name="T46"><text:s text:c="4"/>&lt;nombre&gt;Javier&lt;/nombre&gt;</text:span></text:p>
      <text:p text:style-name="P55"><text:span text:style-name="T46"><text:s text:c="4"/>&lt;email&gt;javier@gmail.com&lt;/email&gt;</text:span></text:p>
      <text:p text:style-name="P55"><text:span text:style-name="T46"><text:s text:c="4"/>&lt;email&gt;javier23@gmail.com&lt;/email&gt;</text:span></text:p>
      <text:p text:style-name="P55"><text:span text:style-name="T46"><text:s text:c="4"/>&lt;relacion enemigo-de="A2"/&gt;</text:span></text:p>
      <text:p text:style-name="P55"><text:span text:style-name="T46"><text:s text:c="4"/></text:span></text:p>
      <text:p text:style-name="P55"><text:span text:style-name="T46"><text:s text:c="2"/>&lt;/persona&gt;</text:span></text:p>
      <text:p text:style-name="P55"><text:span text:style-name="T46"><text:s text:c="4"/>&lt;persona id="A2" sexo="mujer"&gt;</text:span></text:p>
      <text:p text:style-name="P55"><text:span text:style-name="T46"><text:s text:c="4"/>&lt;nombre&gt;Maria&lt;/nombre&gt;</text:span></text:p>
      <text:p text:style-name="P55"><text:span text:style-name="T46"><text:s text:c="4"/>&lt;email&gt;maria@gmail.com&lt;/email&gt;</text:span></text:p>
      <text:p text:style-name="P55"><text:span text:style-name="T46"><text:s text:c="4"/>&lt;relacion amigo-de="A1"/&gt;</text:span></text:p>
      <text:p text:style-name="P55"><text:span text:style-name="T46"><text:s text:c="2"/>&lt;/persona&gt;</text:span></text:p>
      <text:p text:style-name="P55"><text:span text:style-name="T46">&lt;/agenda&gt;</text:span></text:p>
      <text:p text:style-name="P56"><text:span text:style-name="T47">6-<text:s text:c="2"/>Haz una declaración de espacio de nombres, que asocia el prefijo del espacio de nombres edi con el nombre de espacio de nombres:</text:span></text:p>
      <text:p text:style-name="P56"><text:span text:style-name="T47"><text:s text:c="4"/></text:span><text:a xlink:href="http://ecommerce.example.org/schema"><text:span text:style-name="T48">http://ecommerce.example.org/schema</text:span></text:a><text:span text:style-name="T49">: </text:span></text:p>
      <text:p text:style-name="P57"><text:span text:style-name="T50">&lt;raiz xmlns:edi=”</text:span><text:span text:style-name="T51">http://ecommerce.example.org/schema</text:span><text:span text:style-name="T52">”&gt;</text:span></text:p>
      <text:p text:style-name="P57"><text:span text:style-name="T52">&lt;edi:editorial&gt;Anaya&lt;/edi:editorial&gt;</text:span></text:p>
      <text:p text:style-name="P58"><text:span text:style-name="T53"/></text:p>
      <text:p text:style-name="P59"><text:span text:style-name="T54">7- Corrige el documento para que cumpla el DTD.</text:span></text:p>
      <text:p text:style-name="P60"><text:span text:style-name="T55">&lt;?xml version="1.0" encoding="UTF-8"?&gt;</text:span></text:p>
      <text:p text:style-name="P60"><text:span text:style-name="T55">&lt;!DOCTYPE softwareLibre [</text:span></text:p>
      <text:p text:style-name="P60"><text:span text:style-name="T55"><text:s text:c="2"/>&lt;!ELEMENT softwareLibre (licencias, aplicaciones)&gt;</text:span></text:p>
      <text:p text:style-name="P60"><text:span text:style-name="T55"><text:s text:c="2"/>&lt;!ELEMENT licencias (licencia*)&gt;</text:span></text:p>
      <text:p text:style-name="P60"><text:span text:style-name="T55"><text:s text:c="2"/>&lt;!ELEMENT licencia EMPTY&gt;</text:span></text:p>
      <text:p text:style-name="P60"><text:span text:style-name="T55"><text:s text:c="2"/>&lt;!ELEMENT aplicaciones (aplicacion*)&gt;</text:span></text:p>
      <text:p text:style-name="P60"><text:span text:style-name="T55"><text:s text:c="2"/>&lt;!ELEMENT aplicacion (version*)&gt;</text:span></text:p>
      <text:p text:style-name="P60"><text:span text:style-name="T55"><text:s text:c="2"/>&lt;!ELEMENT version EMPTY&gt;</text:span></text:p>
      <text:p text:style-name="P60"><text:span text:style-name="T55"><text:s text:c="2"/>&lt;!ATTLIST licencia nombre ID #REQUIRED&gt;</text:span></text:p>
      <text:p text:style-name="P60"><text:span text:style-name="T55"><text:s text:c="2"/>&lt;!ATTLIST aplicacion nombre NMTOKEN #REQUIRED&gt;</text:span></text:p>
      <text:p text:style-name="P60"><text:span text:style-name="T55"><text:s text:c="2"/>&lt;!ATTLIST version nombre NMTOKEN #REQUIRED&gt;</text:span></text:p>
      <text:p text:style-name="P60"><text:span text:style-name="T55"><text:s text:c="2"/>&lt;!ATTLIST version licencia IDREF #REQUIRED&gt;</text:span></text:p>
      <text:p text:style-name="P60"><text:span text:style-name="T55"><text:s text:c="2"/>&lt;!ATTLIST version fechaPublicación CDATA #REQUIRED&gt;</text:span></text:p>
      <text:p text:style-name="P60"><text:span text:style-name="T55">]&gt;</text:span></text:p>
      <text:p text:style-name="P60"><text:span text:style-name="T56"><text:s text:c="7"/>&lt;softwareLibre&gt;</text:span></text:p>
      <text:p text:style-name="P60"><text:span text:style-name="T56"><text:s text:c="10"/>&lt;licencias&gt;</text:span></text:p>
      <text:p text:style-name="P60"><text:span text:style-name="T56"><text:s text:c="11"/>&lt;licencia nombre="GPLv2" /&gt;</text:span></text:p>
      <text:p text:style-name="P60"><text:span text:style-name="T56"><text:s text:c="11"/>&lt;licencia nombre="BSD2" /&gt;</text:span></text:p>
      <text:p text:style-name="P60"><text:span text:style-name="T56"><text:s text:c="11"/>&lt;licencia nombre="Apachev2" /&gt;</text:span></text:p>
      <text:p text:style-name="P60"><text:span text:style-name="T56"><text:s text:c="9"/>&lt;/licencias&gt;</text:span></text:p>
      <text:p text:style-name="P60"><text:span text:style-name="T56"><text:s text:c="8"/>&lt;aplicaciones&gt;</text:span></text:p>
      <text:p text:style-name="P60"><text:span text:style-name="T56"><text:s text:c="11"/>&lt;aplicacion nombre="Inkscape"&gt;</text:span></text:p>
      <text:p text:style-name="P60"><text:span text:style-name="T56"><text:s text:c="13"/>&lt;version nombre="0.47" licencia="GPLv2" fechaPublicación="17/08/2010" /&gt;</text:span></text:p>
      <text:p text:style-name="P60"><text:span text:style-name="T56"><text:s text:c="13"/>&lt;version nombre="0.48" licencia="GPLv2" fechaPublicación="17/08/2010" /&gt;</text:span></text:p>
      <text:p text:style-name="P60"><text:span text:style-name="T56"><text:s text:c="13"/>&lt;version nombre="0.48.2" licencia="GPLv2" fechaPublicación="14/08/2011" /&gt;</text:span></text:p>
      <text:p text:style-name="P60"><text:span text:style-name="T56"><text:s text:c="11"/>&lt;/aplicacion&gt;</text:span></text:p>
      <text:p text:style-name="P60"><text:span text:style-name="T56"><text:s text:c="11"/>&lt;aplicacion nombre="PostgreSQL"&gt;</text:span></text:p>
      <text:p text:style-name="P60"><text:span text:style-name="T56"><text:s text:c="13"/>&lt;version nombre="9.1.0" licencia="BSD2" fechaPublicación="15/09/2011" /&gt;</text:span></text:p>
      <text:p text:style-name="P60"><text:span text:style-name="T56"><text:s text:c="13"/>&lt;version nombre="9.1.3" licencia="BSD2" fechaPublicación="17/10/2011"/&gt;</text:span></text:p>
      <text:p text:style-name="P60"><text:span text:style-name="T56"><text:s text:c="11"/>&lt;/aplicacion&gt;</text:span></text:p>
      <text:p text:style-name="P60"><text:span text:style-name="T56"><text:s text:c="9"/>&lt;/aplicaciones&gt;</text:span></text:p>
      <text:p text:style-name="P60"><text:span text:style-name="T56"><text:s text:c="7"/>&lt;/softwareLibre&gt;</text:span></text:p>
      <text:p text:style-name="P61"><text:span text:style-name="T57"/></text:p>
      <text:p text:style-name="P62"><text:span text:style-name="T58">8-<text:s text:c="2"/>Valida el siguiente XML</text:span></text:p>
      <text:p text:style-name="P63"><text:span text:style-name="T59">&lt;?xml version="1.0" encoding="UTF-8"?&gt;</text:span></text:p>
      <text:p text:style-name="P63"><text:span text:style-name="T59">&lt;!DOCTYPE arbol [</text:span></text:p>
      <text:p text:style-name="P63"><text:span text:style-name="T59">&lt;!ELEMENT arbol (lugares, personas)&gt;</text:span></text:p>
      <text:p text:style-name="P63"><text:span text:style-name="T59">&lt;!ELEMENT lugares (lugar+)&gt;</text:span></text:p>
      <text:p text:style-name="P63"><text:span text:style-name="T59">&lt;!ELEMENT lugar EMPTY&gt;</text:span></text:p>
      <text:p text:style-name="P63"><text:span text:style-name="T59">&lt;!ATTLIST lugar nombre CDATA #REQUIRED pais CDATA #REQUIRED&gt;</text:span></text:p>
      <text:p text:style-name="P63"><text:span text:style-name="T59">&lt;!ELEMENT personas (persona+)&gt;</text:span></text:p>
      <text:p text:style-name="P63"><text:span text:style-name="T59">&lt;!ELEMENT persona (nombre, padre?, madre?, nacimiento)&gt;</text:span></text:p>
      <text:p text:style-name="P63"><text:span text:style-name="T59">&lt;!ELEMENT nombre (#PCDATA)&gt;</text:span></text:p>
      <text:p text:style-name="P63"><text:span text:style-name="T59">&lt;!ELEMENT padre (#PCDATA)&gt;</text:span></text:p>
      <text:p text:style-name="P63"><text:span text:style-name="T59">&lt;!ELEMENT madre (#PCDATA)&gt;</text:span></text:p>
      <text:p text:style-name="P63"><text:span text:style-name="T59">&lt;!ELEMENT nacimiento EMPTY&gt;</text:span></text:p>
      <text:p text:style-name="P63"><text:span text:style-name="T59">&lt;!ATTLIST nacimiento lugar CDATA #REQUIRED año CDATA #IMPLIED</text:span></text:p>
      <text:p text:style-name="P63"><text:span text:style-name="T59">mes CDATA #IMPLIED</text:span></text:p>
      <text:p text:style-name="P63"><text:span text:style-name="T59">dia CDATA #IMPLIED&gt;</text:span></text:p>
      <text:p text:style-name="P63"><text:span text:style-name="T59">]&gt;</text:span></text:p>
      <text:p text:style-name="P63"><text:span text:style-name="T60">&lt;arbol&gt;</text:span></text:p>
      <text:p text:style-name="P63"><text:span text:style-name="T60"><text:s text:c="2"/>&lt;lugares&gt;</text:span></text:p>
      <text:p text:style-name="P63"><text:span text:style-name="T60"><text:s text:c="4"/>&lt;lugar nombre="Valencia" pais="España" /&gt;</text:span></text:p>
      <text:p text:style-name="P63"><text:span text:style-name="T60"><text:s text:c="4"/>&lt;lugar nombre="Gandia" pais="España" /&gt;</text:span></text:p>
      <text:p text:style-name="P63"><text:span text:style-name="T60"><text:s text:c="4"/>&lt;lugar nombre="Marsella" pais="Francia" /&gt;</text:span></text:p>
      <text:p text:style-name="P63"><text:span text:style-name="T60"><text:s text:c="2"/>&lt;/lugares&gt;</text:span></text:p>
      <text:p text:style-name="P63"><text:span text:style-name="T60"><text:s text:c="2"/>&lt;personas&gt;</text:span></text:p>
      <text:p text:style-name="P63"><text:span text:style-name="T60"><text:s text:c="4"/>&lt;persona&gt;</text:span></text:p>
      <text:p text:style-name="P63"><text:span text:style-name="T60"><text:s text:c="6"/>&lt;nombre&gt;Ramón Ramírez Villaescusa&lt;/nombre&gt;</text:span></text:p>
      <text:p text:style-name="P63"><text:span text:style-name="T60"><text:s text:c="6"/>&lt;padre&gt;Pedro Ramírez Dupont&lt;/padre&gt;</text:span></text:p>
      <text:p text:style-name="P63"><text:span text:style-name="T60"><text:s text:c="6"/>&lt;nacimiento lugar="Gandia" año="1976" mes="10" dia="3" /&gt;</text:span></text:p>
      <text:p text:style-name="P63"><text:span text:style-name="T60"><text:s text:c="4"/>&lt;/persona&gt;</text:span></text:p>
      <text:p text:style-name="P63"><text:span text:style-name="T60"><text:s text:c="4"/>&lt;persona&gt;</text:span></text:p>
      <text:p text:style-name="P63"><text:span text:style-name="T60"><text:s text:c="6"/>&lt;nombre&gt;Elena Forte Ramírez&lt;/nombre&gt;</text:span></text:p>
      <text:p text:style-name="P63"><text:span text:style-name="T60"><text:s text:c="6"/>&lt;madre&gt;Juana Ramírez Dupont&lt;/madre&gt;</text:span></text:p>
      <text:p text:style-name="P63"><text:span text:style-name="T60"><text:s text:c="6"/>&lt;nacimiento lugar="Valencia" año="1974" mes="05" dia="31" /&gt;</text:span></text:p>
      <text:p text:style-name="P63"><text:span text:style-name="T60"><text:s text:c="4"/>&lt;/persona&gt;</text:span></text:p>
      <text:p text:style-name="P63"><text:span text:style-name="T60"><text:s text:c="4"/>&lt;persona&gt;</text:span></text:p>
      <text:p text:style-name="P63"><text:span text:style-name="T60"><text:s text:c="6"/>&lt;nombre&gt;Pedro Ramírez Dupont&lt;/nombre&gt;</text:span></text:p>
      <text:p text:style-name="P63"><text:span text:style-name="T60"><text:s text:c="6"/>&lt;padre&gt;Juan Ramírez Amigo&lt;/padre&gt;</text:span></text:p>
      <text:p text:style-name="P63"><text:span text:style-name="T60"><text:s text:c="6"/>&lt;madre&gt;Jeanne Dupont&lt;/madre&gt;</text:span></text:p>
      <text:p text:style-name="P63"><text:span text:style-name="T60"><text:s text:c="6"/>&lt;nacimiento lugar="Gandia" año="1942" mes="07" dia="14" /&gt;</text:span></text:p>
      <text:p text:style-name="P63"><text:span text:style-name="T60"><text:s text:c="4"/>&lt;/persona&gt;</text:span></text:p>
      <text:p text:style-name="P63"><text:span text:style-name="T60"><text:s text:c="4"/>&lt;persona&gt;</text:span></text:p>
      <text:p text:style-name="P63"><text:span text:style-name="T60"><text:s text:c="6"/>&lt;nombre&gt;Juana Ramírez Dupont&lt;/nombre&gt;</text:span></text:p>
      <text:p text:style-name="P63"><text:span text:style-name="T60"><text:s text:c="6"/>&lt;padre&gt;Juan Ramírez Amigo&lt;/padre&gt;</text:span></text:p>
      <text:p text:style-name="P63"><text:span text:style-name="T60"><text:s text:c="6"/>&lt;madre&gt;Jeanne Dupont&lt;/madre&gt;</text:span></text:p>
      <text:p text:style-name="P63"><text:span text:style-name="T60"><text:s text:c="6"/>&lt;nacimiento lugar="Valencia" año="1945" mes="02" dia="20" /&gt;</text:span></text:p>
      <text:p text:style-name="P63"><text:span text:style-name="T60"><text:s text:c="4"/>&lt;/persona&gt;</text:span></text:p>
      <text:p text:style-name="P63"><text:span text:style-name="T60"><text:s text:c="4"/>&lt;persona&gt;</text:span></text:p>
      <text:p text:style-name="P63"><text:span text:style-name="T60"><text:s text:c="6"/>&lt;nombre&gt;Juan Ramírez Amigo&lt;/nombre&gt;</text:span></text:p>
      <text:p text:style-name="P63"><text:span text:style-name="T60"><text:s text:c="6"/>&lt;nacimiento lugar="Gandia" año="1918" mes="07" dia="19" /&gt;</text:span></text:p>
      <text:p text:style-name="P63"><text:span text:style-name="T60"><text:s text:c="4"/>&lt;/persona&gt;</text:span></text:p>
      <text:p text:style-name="P63"><text:span text:style-name="T60"><text:s text:c="4"/>&lt;persona&gt;</text:span></text:p>
      <text:p text:style-name="P63"><text:span text:style-name="T60"><text:s text:c="6"/>&lt;nombre&gt;Jeanne Dupont&lt;/nombre&gt;</text:span></text:p>
      <text:p text:style-name="P63"><text:span text:style-name="T60"><text:s text:c="6"/>&lt;nacimiento lugar="Marsella" /&gt;</text:span></text:p>
      <text:p text:style-name="P63"><text:span text:style-name="T60"><text:s text:c="4"/>&lt;/persona&gt;</text:span></text:p>
      <text:p text:style-name="P63"><text:span text:style-name="T60"><text:s text:c="2"/>&lt;/personas&gt;</text:span></text:p>
      <text:p text:style-name="P64"><text:span text:style-name="T60">&lt;/arbol&gt;</text:span></text:p>
      <text:p text:style-name="P65"><text:span text:style-name="T61"/></text:p>
      <text:p text:style-name="P65"><text:span text:style-name="T61"/></text:p>
      <text:p text:style-name="P66"><text:span text:style-name="T62">9-<text:s text:c="4"/>Forma un documento XML válido en el que recojas diferentes tipos de lenguajes de programación,<text:s text:c="3"/>creando un namespace para los compilados y otro para los interpretados.</text:span></text:p>
      <text:p text:style-name="P67"><text:span text:style-name="T63"/></text:p>
      <text:p text:style-name="P67"><text:span text:style-name="T63"/></text:p>
      <text:p text:style-name="P67"><text:span text:style-name="T63"/></text:p>
      <text:p text:style-name="P67"><text:span text:style-name="T63"/></text:p>
      <text:p text:style-name="P67"><text:span text:style-name="T63"/></text:p>
      <text:p text:style-name="P67"><text:span text:style-name="T63"/></text:p>
      <text:p text:style-name="P67"><text:span text:style-name="T63"/></text:p>
      <text:p text:style-name="P67"><text:span text:style-name="T63"/></text:p>
      <text:p text:style-name="P67"><text:span text:style-name="T63"/></text:p>
      <text:p text:style-name="P67"><text:span text:style-name="T63"/></text:p>
      <text:p text:style-name="P67"><text:span text:style-name="T64">10- Valida el siguiente XML:</text:span></text:p>
      <text:p text:style-name="P67"><text:span text:style-name="T65">&lt;?xml version="1.0" encoding="UTF-8"?&gt;</text:span></text:p>
      <text:p text:style-name="P67"><text:span text:style-name="T65">&lt;!DOCTYPE tebeos [</text:span></text:p>
      <text:p text:style-name="P67"><text:span text:style-name="T65">&lt;!ELEMENT tebeos (autor, UltimaModificacion, personajes, autores, albumes)&gt;</text:span></text:p>
      <text:p text:style-name="P67"><text:span text:style-name="T65">&lt;!ELEMENT autor (#PCDATA)&gt;</text:span></text:p>
      <text:p text:style-name="P67"><text:span text:style-name="T65">&lt;!ELEMENT UltimaModificacion (#PCDATA)&gt;</text:span></text:p>
      <text:p text:style-name="P67"><text:span text:style-name="T65">&lt;!ELEMENT personajes (personaje*)&gt;</text:span></text:p>
      <text:p text:style-name="P67"><text:span text:style-name="T65">&lt;!ELEMENT personaje (#PCDATA)&gt;</text:span></text:p>
      <text:p text:style-name="P67"><text:span text:style-name="T65">&lt;!ATTLIST personaje id ID #IMPLIED</text:span></text:p>
      <text:p text:style-name="P67"><text:span text:style-name="T65"><text:s text:c="36"/>especie (humano | animal) #IMPLIED&gt;</text:span></text:p>
      <text:p text:style-name="P67"><text:span text:style-name="T65">&lt;!ELEMENT autores ANY&gt;</text:span></text:p>
      <text:p text:style-name="P67"><text:span text:style-name="T65">&lt;!ELEMENT dibujantes (dibujante*)&gt;</text:span></text:p>
      <text:p text:style-name="P67"><text:span text:style-name="T65">&lt;!ELEMENT dibujante ANY&gt;</text:span></text:p>
      <text:p text:style-name="P67"><text:span text:style-name="T65">&lt;!ATTLIST dibujante id ID #IMPLIED&gt;</text:span></text:p>
      <text:p text:style-name="P67"><text:span text:style-name="T65">&lt;!ELEMENT nombre (#PCDATA)&gt;</text:span></text:p>
      <text:p text:style-name="P67"><text:span text:style-name="T65">&lt;!ELEMENT apodo (#PCDATA)&gt;</text:span></text:p>
      <text:p text:style-name="P67"><text:span text:style-name="T65">&lt;!ELEMENT nacimientoFecha (#PCDATA)&gt;</text:span></text:p>
      <text:p text:style-name="P67"><text:span text:style-name="T65">&lt;!ELEMENT nacimientoPais (#PCDATA)&gt;</text:span></text:p>
      <text:p text:style-name="P67"><text:span text:style-name="T65">&lt;!ELEMENT fallecimientoFecha (#PCDATA)&gt;</text:span></text:p>
      <text:p text:style-name="P67"><text:span text:style-name="T65">&lt;!ELEMENT guionistas (guionista+)&gt;</text:span></text:p>
      <text:p text:style-name="P67"><text:span text:style-name="T65">&lt;!ELEMENT guionista ANY&gt;</text:span></text:p>
      <text:p text:style-name="P67"><text:span text:style-name="T65">&lt;!ATTLIST guionista id ID #IMPLIED&gt;</text:span></text:p>
      <text:p text:style-name="P67"><text:span text:style-name="T65">&lt;!ELEMENT albumes (album+)&gt;</text:span></text:p>
      <text:p text:style-name="P67"><text:span text:style-name="T65">&lt;!ELEMENT album (titulo, personajes, autores, fechaPublicacion)&gt;</text:span></text:p>
      <text:p text:style-name="P67"><text:span text:style-name="T65">&lt;!ATTLIST album id NMTOKEN #REQUIRED&gt;</text:span></text:p>
      <text:p text:style-name="P67"><text:span text:style-name="T65">&lt;!ELEMENT titulo (#PCDATA)&gt;</text:span></text:p>
      <text:p text:style-name="P67"><text:span text:style-name="T65">&lt;!ELEMENT fechaPublicacion (#PCDATA)&gt;</text:span></text:p>
      <text:p text:style-name="P67"><text:span text:style-name="T66"/></text:p>
      <text:p text:style-name="P67"><text:span text:style-name="T66"/></text:p>
      <text:p text:style-name="P67"><text:span text:style-name="T66">&lt;tebeos&gt;</text:span></text:p>
      <text:p text:style-name="P67"><text:span text:style-name="T66"><text:s text:c="2"/>&lt;autor&gt;Bernardo Garcia<text:s text:c="2"/>Marcial /autor&gt;</text:span></text:p>
      <text:p text:style-name="P67"><text:span text:style-name="T66"><text:s text:c="2"/>&lt;UltimaModificacion&gt;20120601&lt;/UltimaModificacion&gt;</text:span></text:p>
      <text:p text:style-name="P67"><text:span text:style-name="T66"><text:s text:c="2"/>&lt;personajes&gt;</text:span></text:p>
      <text:p text:style-name="P67"><text:span text:style-name="T66"><text:s text:c="4"/>&lt;personaje id="P001" especie="humano"&gt;Astérix&lt;/personaje&gt;</text:span></text:p>
      <text:p text:style-name="P67"><text:span text:style-name="T66"><text:s text:c="4"/>&lt;personaje id="P002" especie="animal"&gt;Idéfix&lt;/personaje&gt;</text:span></text:p>
      <text:p text:style-name="P67"><text:span text:style-name="T66"><text:s text:c="4"/>&lt;personaje id="P003" especie="humano"&gt;Lucky Luke&lt;/personaje&gt;</text:span></text:p>
      <text:p text:style-name="P67"><text:span text:style-name="T66"><text:s text:c="4"/>&lt;personaje id="P004" especie="animal"&gt;Jolly Jumper&lt;/personaje&gt;</text:span></text:p>
      <text:p text:style-name="P67"><text:span text:style-name="T66"><text:s text:c="4"/>&lt;personaje id="P005" especie="humano"&gt;Averrell Dalton&lt;/personaje&gt;</text:span></text:p>
      <text:p text:style-name="P67"><text:span text:style-name="T66"><text:s text:c="4"/>&lt;personaje id="P006" especie="humano"&gt;Cayo coyuntural&lt;/personaje&gt;</text:span></text:p>
      <text:p text:style-name="P67"><text:span text:style-name="T66"><text:s text:c="2"/>&lt;/personajes&gt;</text:span></text:p>
      <text:p text:style-name="P67"><text:span text:style-name="T66"><text:s text:c="2"/>&lt;autores&gt;</text:span></text:p>
      <text:p text:style-name="P67"><text:span text:style-name="T66"><text:s text:c="4"/>&lt;dibujantes&gt;</text:span></text:p>
      <text:p text:style-name="P67"><text:span text:style-name="T66"><text:s text:c="6"/>&lt;dibujante id="D001"&gt;</text:span></text:p>
      <text:p text:style-name="P67"><text:span text:style-name="T66"><text:s text:c="8"/>&lt;nombre&gt;Albert Uderzo&lt;/nombre&gt;</text:span></text:p>
      <text:p text:style-name="P67"><text:span text:style-name="T66"><text:s text:c="8"/>&lt;nacimientoFecha&gt;1927&lt;/nacimientoFecha&gt;</text:span></text:p>
      <text:p text:style-name="P67"><text:span text:style-name="T66"><text:s text:c="8"/>&lt;nacimientoPais&gt;Francia&lt;/nacimientoPais&gt;</text:span></text:p>
      <text:p text:style-name="P67"><text:span text:style-name="T66"><text:s text:c="6"/>&lt;/dibujante&gt;</text:span></text:p>
      <text:p text:style-name="P67"><text:span text:style-name="T66"><text:s text:c="6"/>&lt;dibujante id="D002"&gt;</text:span></text:p>
      <text:p text:style-name="P67"><text:span text:style-name="T66"><text:s text:c="8"/>&lt;nombre&gt;Maurice de Bévère&lt;/nombre&gt;</text:span></text:p>
      <text:p text:style-name="P67"><text:span text:style-name="T66"><text:s text:c="8"/>&lt;apodo&gt;Morris&lt;/apodo&gt;</text:span></text:p>
      <text:p text:style-name="P67"><text:span text:style-name="T66"><text:s text:c="8"/>&lt;nacimientoFecha&gt;1923&lt;/nacimientoFecha&gt;</text:span></text:p>
      <text:p text:style-name="P67"><text:span text:style-name="T66"><text:s text:c="8"/>&lt;nacimientoPais&gt;Bélgica&lt;/nacimientoPais&gt;</text:span></text:p>
      <text:p text:style-name="P67"><text:span text:style-name="T66"><text:s text:c="8"/>&lt;fallecimientoFecha&gt;2001&lt;/fallecimientoFecha&gt;</text:span></text:p>
      <text:p text:style-name="P67"><text:span text:style-name="T66"><text:s text:c="6"/>&lt;/dibujante&gt;</text:span></text:p>
      <text:p text:style-name="P67"><text:span text:style-name="T66"><text:s text:c="4"/>&lt;/dibujantes&gt;</text:span></text:p>
      <text:p text:style-name="P67"><text:span text:style-name="T66"><text:s text:c="4"/>&lt;guionistas&gt;</text:span></text:p>
      <text:p text:style-name="P67"><text:span text:style-name="T66"><text:s text:c="6"/>&lt;guionista id="G001"&gt;</text:span></text:p>
      <text:p text:style-name="P67"><text:span text:style-name="T66"><text:s text:c="8"/>&lt;nombre&gt;René Goscinny&lt;/nombre&gt;</text:span></text:p>
      <text:p text:style-name="P67"><text:span text:style-name="T66"><text:s text:c="8"/>&lt;nacimientoFecha&gt;1926&lt;/nacimientoFecha&gt;</text:span></text:p>
      <text:p text:style-name="P67"><text:span text:style-name="T66"><text:s text:c="8"/>&lt;nacimientoPais&gt;Francia&lt;/nacimientoPais&gt;</text:span></text:p>
      <text:p text:style-name="P67"><text:span text:style-name="T66"><text:s text:c="8"/>&lt;fallecimientoFecha&gt;1977&lt;/fallecimientoFecha&gt;</text:span></text:p>
      <text:p text:style-name="P67"><text:span text:style-name="T66"><text:s text:c="6"/>&lt;/guionista&gt;</text:span></text:p>
      <text:p text:style-name="P67"><text:span text:style-name="T66"><text:s text:c="4"/>&lt;/guionistas&gt;</text:span></text:p>
      <text:p text:style-name="P67"><text:span text:style-name="T66"><text:s text:c="2"/>&lt;/autores&gt;</text:span></text:p>
      <text:p text:style-name="P67"><text:span text:style-name="T66"><text:s text:c="2"/>&lt;albumes&gt;</text:span></text:p>
      <text:p text:style-name="P67"><text:span text:style-name="T66"><text:s text:c="4"/>&lt;album id="A001"&gt;</text:span></text:p>
      <text:p text:style-name="P67"><text:span text:style-name="T66"><text:s text:c="6"/>&lt;titulo&gt;Astérix, el galo&lt;/titulo&gt;</text:span></text:p>
      <text:p text:style-name="P67"><text:span text:style-name="T66"><text:s text:c="6"/>&lt;personajes&gt;</text:span></text:p>
      <text:p text:style-name="P67"><text:span text:style-name="T66"><text:s text:c="8"/>&lt;personaje&gt;P001&lt;/personaje&gt;</text:span></text:p>
      <text:p text:style-name="P67"><text:span text:style-name="T66"><text:s text:c="8"/>&lt;personaje&gt;P002&lt;/personaje&gt;</text:span></text:p>
      <text:p text:style-name="P67"><text:span text:style-name="T66"><text:s text:c="6"/>&lt;/personajes&gt;</text:span></text:p>
      <text:p text:style-name="P67"><text:span text:style-name="T66"><text:s text:c="6"/>&lt;autores&gt;</text:span></text:p>
      <text:p text:style-name="P67"><text:span text:style-name="T66"><text:s text:c="8"/>&lt;dibujante&gt;D001&lt;/dibujante&gt;</text:span></text:p>
      <text:p text:style-name="P67"><text:span text:style-name="T66"><text:s text:c="8"/>&lt;guionista&gt;G001&lt;/guionista&gt;</text:span></text:p>
      <text:p text:style-name="P67"><text:span text:style-name="T66"><text:s text:c="6"/>&lt;/autores&gt;</text:span></text:p>
      <text:p text:style-name="P67"><text:span text:style-name="T66"><text:s text:c="6"/>&lt;fechaPublicacion&gt;1961&lt;/fechaPublicacion&gt;</text:span></text:p>
      <text:p text:style-name="P67"><text:span text:style-name="T66"><text:s text:c="4"/>&lt;/album&gt;</text:span></text:p>
      <text:p text:style-name="P67"><text:span text:style-name="T66"><text:s text:c="4"/>&lt;album id="A002"&gt;</text:span></text:p>
      <text:p text:style-name="P67"><text:span text:style-name="T66"><text:s text:c="6"/>&lt;titulo&gt;Indulto para los Dalton&lt;/titulo&gt;</text:span></text:p>
      <text:p text:style-name="P67"><text:span text:style-name="T66"><text:s text:c="6"/>&lt;personajes&gt;</text:span></text:p>
      <text:p text:style-name="P67"><text:span text:style-name="T66"><text:s text:c="8"/>&lt;personaje&gt;P003&lt;/personaje&gt;</text:span></text:p>
      <text:p text:style-name="P67"><text:span text:style-name="T66"><text:s text:c="8"/>&lt;personaje&gt;P004&lt;/personaje&gt;</text:span></text:p>
      <text:p text:style-name="P67"><text:span text:style-name="T66"><text:s text:c="8"/>&lt;personaje&gt;P005&lt;/personaje&gt;</text:span></text:p>
      <text:p text:style-name="P67"><text:span text:style-name="T66"><text:s text:c="6"/>&lt;/personajes&gt;</text:span></text:p>
      <text:p text:style-name="P67"><text:span text:style-name="T66"><text:s text:c="6"/>&lt;autores&gt;</text:span></text:p>
      <text:p text:style-name="P67"><text:span text:style-name="T66"><text:s text:c="8"/>&lt;dibujante&gt;D002&lt;/dibujante&gt;</text:span></text:p>
      <text:p text:style-name="P67"><text:span text:style-name="T66"><text:s text:c="8"/>&lt;guionista&gt;G001&lt;/guionista&gt;</text:span></text:p>
      <text:p text:style-name="P67"><text:span text:style-name="T66"><text:s text:c="6"/>&lt;/autores&gt;</text:span></text:p>
      <text:p text:style-name="P67"><text:span text:style-name="T66"><text:s text:c="6"/>&lt;fechaPublicacion&gt;1965&lt;/fechaPublicacion&gt;</text:span></text:p>
      <text:p text:style-name="P67"><text:span text:style-name="T66"><text:s text:c="4"/>&lt;/album&gt;</text:span></text:p>
      <text:p text:style-name="P67"><text:span text:style-name="T66"><text:s text:c="4"/>&lt;album id="A001"&gt;</text:span></text:p>
      <text:p text:style-name="P67"><text:span text:style-name="T66"><text:s text:c="6"/>&lt;titulo&gt;Obélix y compañia&lt;/titulo&gt;</text:span></text:p>
      <text:p text:style-name="P67"><text:span text:style-name="T66"><text:s text:c="6"/>&lt;personajes&gt;</text:span></text:p>
      <text:p text:style-name="P67"><text:span text:style-name="T66"><text:s text:c="8"/>&lt;personaje&gt;P001&lt;/personaje&gt;</text:span></text:p>
      <text:p text:style-name="P67"><text:span text:style-name="T66"><text:s text:c="8"/>&lt;personaje&gt;P002&lt;/personaje&gt;</text:span></text:p>
      <text:p text:style-name="P67"><text:span text:style-name="T66"><text:s text:c="8"/>&lt;personaje&gt;P006&lt;/personaje&gt;</text:span></text:p>
      <text:p text:style-name="P67"><text:span text:style-name="T66"><text:s text:c="6"/>&lt;/personajes&gt;</text:span></text:p>
      <text:p text:style-name="P67"><text:span text:style-name="T66"><text:s text:c="6"/>&lt;autores&gt;</text:span></text:p>
      <text:p text:style-name="P67"><text:span text:style-name="T66"><text:s text:c="8"/>&lt;dibujante&gt;D001&lt;/dibujante&gt;</text:span></text:p>
      <text:p text:style-name="P67"><text:span text:style-name="T66"><text:s text:c="8"/>&lt;guionista&gt;G001&lt;/guionista&gt;</text:span></text:p>
      <text:p text:style-name="P67"><text:span text:style-name="T66"><text:s text:c="6"/>&lt;/autores&gt;</text:span></text:p>
      <text:p text:style-name="P67"><text:span text:style-name="T66"><text:s text:c="6"/>&lt;fechaPublicacion&gt;1976&lt;/fechaPublicacion&gt;</text:span></text:p>
      <text:p text:style-name="P67"><text:span text:style-name="T66"><text:s text:c="4"/>&lt;/album&gt;</text:span></text:p>
      <text:p text:style-name="P67"><text:span text:style-name="T66"><text:s text:c="4"/></text:span></text:p>
      <text:p text:style-name="P67"><text:span text:style-name="T66"><text:s text:c="2"/>&lt;/albumes&gt;</text:span></text:p>
      <text:p text:style-name="P68"><text:span text:style-name="T66">&lt;/tebeos&gt;</text:span></text:p>
      <text:p text:style-name="P69"><text:span text:style-name="T6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